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43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664cm"/>
    </style:style>
    <style:style style:name="co5" style:family="table-column">
      <style:table-column-properties fo:break-before="auto" style:column-width="6.6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/>
      <table:table table:name="F3e2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3" table:number-columns-repeated="7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style-name="ce3" office:value-type="string" calcext:value-type="string">
            <text:p>assurance</text:p>
          </table:table-cell>
          <table:table-cell office:value-type="string" calcext:value-type="string">
            <text:p>règlement</text:p>
          </table:table-cell>
          <table:table-cell office:value-type="string" calcext:value-type="string">
            <text:p>charte laïcité</text:p>
          </table:table-cell>
          <table:table-cell office:value-type="string" calcext:value-type="string">
            <text:p>charte info</text:p>
          </table:table-cell>
          <table:table-cell office:value-type="string" calcext:value-type="string">
            <text:p>chèque</text:p>
          </table:table-cell>
          <table:table-cell office:value-type="string" calcext:value-type="string">
            <text:p>état manuels</text:p>
          </table:table-cell>
          <table:table-cell office:value-type="string" calcext:value-type="string">
            <text:p>bours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COULET</text:p>
          </table:table-cell>
          <table:table-cell office:value-type="string" calcext:value-type="string">
            <text:p>Franck</text:p>
          </table:table-cell>
          <table:table-cell office:value-type="date" office:date-value="2006-02-03" calcext:value-type="date">
            <text:p>03/02/06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BRESLER</text:p>
          </table:table-cell>
          <table:table-cell office:value-type="string" calcext:value-type="string">
            <text:p>Jules</text:p>
          </table:table-cell>
          <table:table-cell office:value-type="date" office:date-value="2006-05-29" calcext:value-type="date">
            <text:p>29/05/06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CREVISY</text:p>
          </table:table-cell>
          <table:table-cell office:value-type="string" calcext:value-type="string">
            <text:p>Léo</text:p>
          </table:table-cell>
          <table:table-cell office:value-type="date" office:date-value="2006-05-20" calcext:value-type="date">
            <text:p>20/05/06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0 (ch.)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DIRAND</text:p>
          </table:table-cell>
          <table:table-cell office:value-type="string" calcext:value-type="string">
            <text:p>Lucas</text:p>
          </table:table-cell>
          <table:table-cell office:value-type="date" office:date-value="2006-01-10" calcext:value-type="date">
            <text:p>10/01/06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confer Clara 4<text:span text:style-name="T1">e</text:span>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FONTAINE</text:p>
          </table:table-cell>
          <table:table-cell office:value-type="string" calcext:value-type="string">
            <text:p>Axel</text:p>
          </table:table-cell>
          <table:table-cell office:value-type="date" office:date-value="2006-04-03" calcext:value-type="date">
            <text:p>03/04/06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10 (ch.)</text:p>
          </table:table-cell>
          <table:table-cell table:number-columns-repeated="2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GALTAT</text:p>
          </table:table-cell>
          <table:table-cell office:value-type="string" calcext:value-type="string">
            <text:p>Théo</text:p>
          </table:table-cell>
          <table:table-cell office:value-type="date" office:date-value="2005-07-01" calcext:value-type="date">
            <text:p>01/07/05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10 (ch.)</text:p>
          </table:table-cell>
          <table:table-cell table:number-columns-repeated="2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GIRAULT</text:p>
          </table:table-cell>
          <table:table-cell office:value-type="string" calcext:value-type="string">
            <text:p>Victor</text:p>
          </table:table-cell>
          <table:table-cell office:value-type="date" office:date-value="2006-12-28" calcext:value-type="date">
            <text:p>28/12/06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10 (ch.)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GOBERT</text:p>
          </table:table-cell>
          <table:table-cell office:value-type="string" calcext:value-type="string">
            <text:p>Antoine</text:p>
          </table:table-cell>
          <table:table-cell office:value-type="date" office:date-value="2005-06-09" calcext:value-type="date">
            <text:p>09/06/05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34 (ch.)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LEGROS</text:p>
          </table:table-cell>
          <table:table-cell office:value-type="string" calcext:value-type="string">
            <text:p>Nathan</text:p>
          </table:table-cell>
          <table:table-cell office:value-type="date" office:date-value="2006-05-11" calcext:value-type="date">
            <text:p>11/05/06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MARIET</text:p>
          </table:table-cell>
          <table:table-cell office:value-type="string" calcext:value-type="string">
            <text:p>Lisa</text:p>
          </table:table-cell>
          <table:table-cell office:value-type="date" office:date-value="2006-03-03" calcext:value-type="date">
            <text:p>03/03/06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10 (ch.)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POLYCARPE</text:p>
          </table:table-cell>
          <table:table-cell office:value-type="string" calcext:value-type="string">
            <text:p>Alexandre</text:p>
          </table:table-cell>
          <table:table-cell office:value-type="date" office:date-value="2006-03-03" calcext:value-type="date">
            <text:p>03/03/06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15 (ch.)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POLYCARPE</text:p>
          </table:table-cell>
          <table:table-cell office:value-type="string" calcext:value-type="string">
            <text:p>Antoine</text:p>
          </table:table-cell>
          <table:table-cell office:value-type="date" office:date-value="2006-03-03" calcext:value-type="date">
            <text:p>03/03/06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cf Alexandr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POUGET</text:p>
          </table:table-cell>
          <table:table-cell office:value-type="string" calcext:value-type="string">
            <text:p>Benjamin</text:p>
          </table:table-cell>
          <table:table-cell office:value-type="date" office:date-value="2005-03-22" calcext:value-type="date">
            <text:p>22/03/05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QUENTIN</text:p>
          </table:table-cell>
          <table:table-cell office:value-type="string" calcext:value-type="string">
            <text:p>Doriane</text:p>
          </table:table-cell>
          <table:table-cell office:value-type="date" office:date-value="2006-01-28" calcext:value-type="date">
            <text:p>28/01/06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10 (ch.)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Mathys</text:p>
          </table:table-cell>
          <table:table-cell office:value-type="date" office:date-value="2006-12-06" calcext:value-type="date">
            <text:p>06/12/06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16,5 (ch.)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STEVENS</text:p>
          </table:table-cell>
          <table:table-cell office:value-type="string" calcext:value-type="string">
            <text:p>Joy</text:p>
          </table:table-cell>
          <table:table-cell office:value-type="date" office:date-value="2006-07-04" calcext:value-type="date">
            <text:p>04/07/06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10 (ch.)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THOUVENOT</text:p>
          </table:table-cell>
          <table:table-cell office:value-type="string" calcext:value-type="string">
            <text:p>Alanisse</text:p>
          </table:table-cell>
          <table:table-cell office:value-type="date" office:date-value="2006-05-08" calcext:value-type="date">
            <text:p>08/05/06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10 (ch.)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VEUILLIER</text:p>
          </table:table-cell>
          <table:table-cell office:value-type="string" calcext:value-type="string">
            <text:p>Nathanaël</text:p>
          </table:table-cell>
          <table:table-cell office:value-type="date" office:date-value="2006-06-21" calcext:value-type="date">
            <text:p>21/06/06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10 (ch.)</text:p>
          </table:table-cell>
          <table:table-cell office:value-type="string" calcext:value-type="string">
            <text:p>x</text:p>
          </table:table-cell>
          <table:table-cell/>
        </table:table-row>
      </table:table>
      <table:table table:name="5e1" table:style-name="ta1">
        <table:table-column table:style-name="co3" table:default-cell-style-name="Default"/>
        <table:table-column table:style-name="co4" table:default-cell-style-name="ce4"/>
        <table:table-column table:style-name="co3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mail simple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AOUAD Adam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BLANDIN Lylo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CESCHIUTTI May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CHAFFAUT Matté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CHAUMONOT Maud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CHEVALIER Aubra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CONREAUX Guillaum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COSTA Laurène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DIDIER Emm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FACON Thibaul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FRISON Dieg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GRELLOT Tom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GRUCA Lé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HURIER Justin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HYORDEY Év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LAMBLIN Maëly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LECLERC Yani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LEGRAS Maelia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MARCOUX Tom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MAUCLAIRE Thiphain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NOIROT Thibau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PIERRET Romane</text:p>
          </table:table-cell>
          <table:table-cell office:value-type="string" calcext:value-type="string">
            <text:p>x</text:p>
          </table:table-cell>
        </table:table-row>
        <table:table-row table:style-name="ro4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POIROT -- KRIEGER Dyla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POULAIN Nathé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ROYER Evan</text:p>
          </table:table-cell>
          <table:table-cell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SILVESTRE Yani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WALTER Aloï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ZIMMERMANN Lylia</text:p>
          </table:table-cell>
          <table:table-cell office:value-type="string" calcext:value-type="string">
            <text:p>x</text:p>
          </table:table-cell>
        </table:table-row>
      </table:table>
      <table:table table:name="5e2" table:style-name="ta1">
        <table:table-column table:style-name="co3" table:default-cell-style-name="Default"/>
        <table:table-column table:style-name="co5" table:default-cell-style-name="ce4"/>
        <table:table-column table:style-name="co3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mail simple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BOURRELIER Thé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BRESLER Valentin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DUPONT Hug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DUSSAUCY Tom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EMERAUX Enz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GHERALIU Dariu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HENRY Emm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HORIOT Lis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HUOT Emelin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LAVALLARD Lol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MAIGROT Léan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MANSARD Lé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MAUROY Quentin</text:p>
          </table:table-cell>
          <table:table-cell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MORTIER Juli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MULLER Camill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MUTEL Célia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PEREYRON Maëlyn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PERROT--BELHADJ Kelia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PIERROT Ev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RIEGEL Lauret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ROBERT Timé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ROSE Hug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SUSSEY Louk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TOUSSAINT Milia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UNSER Nathéo</text:p>
          </table:table-cell>
          <table:table-cell office:value-type="string" calcext:value-type="string">
            <text:p>x</text:p>
          </table:table-cell>
        </table:table-row>
        <table:table-row table:style-name="ro4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VINUEZA PICUASI--MOUSSU Chayan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VIPREY Eryn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YONKER Ilan</text:p>
          </table:table-cell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Nachlieli CLM" style:font-family-complex="'Nachlieli CLM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5">00/00/0000</text:date>, <text:time style:data-style-name="N2" text:time-value="0000-00-00T10:13:53.1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2T14:27:17.345220389</meta:creation-date>
    <meta:generator>LibreOffice/4.1.4.2$Windows_x86 LibreOffice_project/0a0440ccc0227ad9829de5f46be37cfb6edcf72</meta:generator>
    <dc:date>2020-09-15T10:19:03.132000000</dc:date>
    <meta:editing-duration>PT8H39M19S</meta:editing-duration>
    <meta:editing-cycles>43</meta:editing-cycles>
    <meta:document-statistic meta:table-count="3" meta:cell-count="341" meta:object-count="0"/>
  </office:meta>
</office:document-meta>
</file>